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7808a"/>
    </style:style>
    <style:style style:name="P2" style:family="paragraph" style:parent-style-name="Text_20_body">
      <loext:graphic-properties draw:fill="solid" draw:fill-color="#215868" draw:opacity="100%"/>
      <style:paragraph-properties fo:background-color="#215868"/>
      <style:text-properties officeooo:paragraph-rsid="0009c799"/>
    </style:style>
    <style:style style:name="P3" style:family="paragraph" style:parent-style-name="Text_20_body">
      <loext:graphic-properties draw:fill="solid" draw:fill-color="#215868" draw:opacity="100%"/>
      <style:paragraph-properties fo:background-color="#215868"/>
      <style:text-properties fo:font-size="18pt" fo:font-weight="bold" officeooo:rsid="004071fa" officeooo:paragraph-rsid="004071fa" style:font-size-asian="18pt" style:font-weight-asian="bold" style:font-size-complex="18pt" style:font-weight-complex="bold"/>
    </style:style>
    <style:style style:name="P4" style:family="paragraph" style:parent-style-name="Text_20_body">
      <style:paragraph-properties fo:margin-top="0.423cm" fo:margin-bottom="0.247cm" loext:contextual-spacing="false" fo:line-height="100%"/>
      <style:text-properties fo:language="en" fo:country="US" officeooo:rsid="0042e6de" officeooo:paragraph-rsid="0042e6de"/>
    </style:style>
    <style:style style:name="P5" style:family="paragraph" style:parent-style-name="Standard">
      <style:paragraph-properties fo:margin-top="0.423cm" fo:margin-bottom="0.247cm" loext:contextual-spacing="false" fo:line-height="100%"/>
      <style:text-properties fo:font-size="14pt" fo:font-weight="bold" officeooo:rsid="0017da60" officeooo:paragraph-rsid="0044c02c" style:font-size-asian="14pt" style:font-weight-asian="bold" style:font-size-complex="14pt" style:font-weight-complex="bold"/>
    </style:style>
    <style:style style:name="P6" style:family="paragraph" style:parent-style-name="Standard">
      <style:paragraph-properties fo:margin-top="0.423cm" fo:margin-bottom="0.247cm" loext:contextual-spacing="false" fo:line-height="100%"/>
      <style:text-properties fo:font-size="12pt" fo:font-weight="bold" officeooo:rsid="0017da60" officeooo:paragraph-rsid="0044c02c" style:font-size-asian="12pt" style:font-weight-asian="bold" style:font-size-complex="12pt" style:font-weight-complex="bold"/>
    </style:style>
    <style:style style:name="P7" style:family="paragraph" style:parent-style-name="Standard">
      <style:text-properties fo:font-size="14pt" fo:font-weight="bold" officeooo:rsid="0017da60" officeooo:paragraph-rsid="0042e6de" style:font-size-asian="14pt" style:font-weight-asian="bold" style:font-size-complex="14pt" style:font-weight-complex="bold"/>
    </style:style>
    <style:style style:name="P8" style:family="paragraph" style:parent-style-name="Standard">
      <style:text-properties fo:font-size="12pt" fo:font-weight="normal" officeooo:rsid="0017da60" officeooo:paragraph-rsid="0042e6de" style:font-size-asian="12pt" style:font-weight-asian="normal" style:font-size-complex="12pt" style:font-weight-complex="normal"/>
    </style:style>
    <style:style style:name="P9" style:family="paragraph">
      <style:paragraph-properties fo:text-align="start"/>
      <style:text-properties style:text-line-through-style="none" style:text-line-through-type="none" style:font-name="Liberation Sans" fo:font-size="7pt" fo:font-style="normal" style:text-underline-style="none" fo:font-weight="normal"/>
    </style:style>
    <style:style style:name="T1" style:family="text">
      <style:text-properties style:font-name="Arial" fo:font-size="7pt"/>
    </style:style>
    <style:style style:name="T2" style:family="text">
      <style:text-properties style:font-name="Arial" fo:font-size="7pt" fo:language="pl" fo:country="PL"/>
    </style:style>
    <style:style style:name="T3" style:family="text">
      <style:text-properties style:font-name="Arial" fo:font-size="7pt" fo:language="fr" fo:country="FR"/>
    </style:style>
    <style:style style:name="T4" style:family="text">
      <style:text-properties fo:color="#daeef3" fo:background-color="#215868" loext:char-shading-value="0"/>
    </style:style>
    <style:style style:name="T5" style:family="text">
      <style:text-properties fo:color="#daeef3" style:font-name="Arial" fo:font-size="8pt" fo:language="en" fo:country="US" fo:background-color="#215868" loext:char-shading-value="0"/>
    </style:style>
    <style:style style:name="T6" style:family="text">
      <style:text-properties fo:color="#daeef3" style:font-name="Arial" fo:font-size="8pt" fo:language="en" fo:country="US" officeooo:rsid="004071fa" fo:background-color="#215868" loext:char-shading-value="0"/>
    </style:style>
    <style:style style:name="T7" style:family="text">
      <style:text-properties fo:color="#daeef3" style:font-name="Arial" fo:font-size="8pt" fo:language="en" fo:country="US" fo:font-weight="bold" officeooo:rsid="004071fa" fo:background-color="#215868" loext:char-shading-value="0" style:font-weight-asian="bold" style:font-weight-complex="bold"/>
    </style:style>
    <style:style style:name="T8" style:family="text">
      <style:text-properties fo:color="#daeef3" style:font-name="Arial" fo:font-size="8pt" fo:language="en" fo:country="US" fo:font-weight="bold" officeooo:rsid="00423ae7" fo:background-color="#215868" loext:char-shading-value="0" style:font-weight-asian="bold" style:font-weight-complex="bold"/>
    </style:style>
    <style:style style:name="T9" style:family="text">
      <style:text-properties officeooo:rsid="0042e6de"/>
    </style:style>
    <style:style style:name="T10" style:family="text">
      <style:text-properties officeooo:rsid="001b03e9"/>
    </style:style>
    <style:style style:name="T11" style:family="text">
      <style:text-properties officeooo:rsid="0044c02c"/>
    </style:style>
    <style:style style:name="gr1"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Plan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w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ugin"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AuditFile"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a3" draw:style-name="gr1" draw:text-style-name="P9" svg:width="0.867cm" svg:height="0.482cm" svg:x="3.316cm" svg:y="27.46cm" draw:control="control1"/>
      <draw:control text:anchor-type="page" text:anchor-page-number="1" draw:z-index="1" draw:name="Forma5" draw:style-name="gr1" draw:text-style-name="P9" svg:width="1.733cm" svg:height="0.505cm" svg:x="5.341cm" svg:y="27.434cm" draw:control="control2"/>
      <draw:control text:anchor-type="page" text:anchor-page-number="1" draw:z-index="2" draw:name="Forma6" draw:style-name="gr1" draw:text-style-name="P9" svg:width="10.224cm" svg:height="0.505cm" svg:x="8.708cm" svg:y="27.337cm" draw:control="control3"/>
      <text:p text:style-name="P2"><text:span text:style-name="T4"> </text:span><text:span text:style-name="T6">A1</text:span><text:span text:style-name="T7"/><text:span text:style-name="T8"/><text:span text:style-name="T7"/></text:p>
      <text:p text:style-name="P3"><text:span text:style-name="T4">Preliminary Activities</text:span></text:p>
      <text:h text:style-name="Heading_20_1" text:outline-level="1">01<text:span text:style-name="T9"/><text:span text:style-name="T9"/> - Do the staff assigned to this IT-audit have sufficient competence and required capabilities?<text:span text:style-name="T9"/> </text:h>
      <text:p text:style-name="P7"/>
      <text:h text:style-name="Heading_20_3" text:outline-level="3">01<text:span text:style-name="T9"/><text:span text:style-name="T9"/> – Criteria: ISSAI 5300.8 and 16. -  The IT audit team is composed of members that collectively have the competence to perform the IT Audit.<text:span text:style-name="T9"/><text:span text:style-name="T9"/>:</text:h>
      <text:p text:style-name="P8">Yes<text:span text:style-name="T9"/></text:p>
      <text:p text:style-name="P8"/>
      <text:p text:style-name="P6"/>
      <text:h text:style-name="Heading_20_1" text:outline-level="1">02<text:span text:style-name="T9"/><text:span text:style-name="T9"/> - Have all staff members assigned to this IT-audit signed a statement where they accept to comply with all relevant ethical requirement and have assured independence to perform this audit engagement?<text:span text:style-name="T9"/> </text:h>
      <text:p text:style-name="P7"/>
      <text:h text:style-name="Heading_20_3" text:outline-level="3">01<text:span text:style-name="T9"/><text:span text:style-name="T9"/> – Criteria: ISSAI 100.36. – Auditors should comply with the relevant ethical requirements and be independent.<text:span text:style-name="T9"/><text:span text:style-name="T9"/>:</text:h>
      <text:p text:style-name="P8">Yes<text:span text:style-name="T9"/></text:p>
      <text:p text:style-name="P8"/>
      <text:p text:style-name="P6"/>
      <text:h text:style-name="Heading_20_1" text:outline-level="1">03<text:span text:style-name="T9"/><text:span text:style-name="T9"/> - Identified threats<text:span text:style-name="T9"/> </text:h>
      <text:p text:style-name="P7"/>
      <text:h text:style-name="Heading_20_3" text:outline-level="3">01<text:span text:style-name="T9"/><text:span text:style-name="T9"/> – Criteria: Threats for. ex. limited resources to perform the it-audit. Limited access to IT-system, data or personnel at the audited entity.<text:span text:style-name="T9"/><text:span text:style-name="T9"/>:</text:h>
      <text:p text:style-name="P8">No<text:span text:style-name="T9"/></text:p>
      <text:p text:style-name="P8"/>
      <text:p text:style-name="P6"/>
      <text:h text:style-name="Heading_20_1" text:outline-level="1">04<text:span text:style-name="T9"/><text:span text:style-name="T9"/> - Materiality<text:span text:style-name="T9"/> </text:h>
      <text:p text:style-name="P7"/>
      <text:h text:style-name="Heading_20_3" text:outline-level="3">01<text:span text:style-name="T9"/><text:span text:style-name="T9"/> – Criteria: ISSAI 5300.6  - Materiality shall be considered at all states of the IT audit process.<text:span text:style-name="T9"/><text:span text:style-name="T9"/>:</text:h>
      <text:p text:style-name="P8">Not relevant<text:span text:style-name="T9"/></text:p>
      <text:p text:style-name="P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officeooo:paragraph-rsid="0007808a"/>
    </style:style>
    <style:style style:name="MT1" style:family="text">
      <style:text-properties style:font-name="Arial" fo:font-size="7pt"/>
    </style:style>
    <style:style style:name="MT2" style:family="text">
      <style:text-properties style:font-name="Arial" fo:font-size="7pt" fo:language="pl" fo:country="PL"/>
    </style:style>
    <style:style style:name="MT3" style:family="text">
      <style:text-properties style:font-name="Arial" fo:font-size="7pt"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Language: </text:span><text:span text:style-name="MT2">.</text:span><text:span text:style-name="MT1">. <text:s text:c="13"/></text:span><text:span text:style-name="MT3">Core file: <text:s text:c="27"/></text:span><text:s/>– <text:span text:style-name="MT3">Audit file: </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6:12:34.154000000</meta:creation-date>
    <meta:editing-duration>PT19M9S</meta:editing-duration>
    <meta:editing-cycles>7</meta:editing-cycles>
    <meta:generator>LibreOffice/6.1.3.2$Windows_X86_64 LibreOffice_project/86daf60bf00efa86ad547e59e09d6bb77c699acb</meta:generator>
    <dc:date>2019-01-12T16:41:56.069000000</dc:date>
    <meta:document-statistic meta:table-count="0" meta:image-count="0" meta:object-count="0" meta:page-count="1" meta:paragraph-count="8" meta:word-count="18" meta:character-count="411" meta:non-whitespace-character-count="35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Option Explicit

Public Const vDefWLanguage As String = "en"

Public Sub SaveMatrix()
	'1 step
	'get all controls from form/document: implement lists
	SaveMatrixControls()
	'2 step
	'get all text frames from document: implement text fields
	SaveMatrixFrames()
    MsgBox("Matrix synchronized with (XML) audit document", 0, "Pre-Assessment Support Matrix")
end sub

Sub SaveMatrixControls()
    Dim oXml As Object, vAnchor As Object, vPlugInsCollection As Object, oDocBuilder as object, oSFile As Object
    Dim vItem As Object, vWLanguage as string, vMatrixes as object, oXMLAuditDoc As Object
    Dim vPointerArea As String, vPointerIssue As String, ListArray() As String, SubListArray() As String
  	Dim vIssues As Object, vElements As Object, vAreas As Object, vSections As Object, vVal As Object, vIElement as Object
    Dim j as integer, k as integer, l as integer, m as integer, n as integer, o as integer, vItemData as Object
    Dim oForm as object, oControl as object, ControlType as string, aArrayControlType() as string, vInstances as Object
	Dim vSection As String, vSectionInstance As String, vElement As String, vElementInstance As String, vPlugIn As String
    
    On Error GoTo ErrHandler

    If ThisComponent.Drawpage.Forms.getByName("PlanMatrix").getByName("wl").Text &lt;&gt; "" Then
        vWLanguage = ThisComponent.Drawpage.Forms.getByName("PlanMatrix").getByName("wl").Text
    Else
        vWLanguage = vDefWLanguage
    End If


    If 	ThisComponent.Drawpage.Forms.getByName("PlanMatrix").getByName("AuditFile").Text &lt;&gt; "" Then
		vPointerArea = Left(ThisComponent.Drawpage.Forms.getByName("PlanMatrix").getByName("Area").Text, InStr(ThisComponent.Drawpage.Forms.getByName("PlanMatrix").getByName("Area").Text, " ") - 1)
		vPointerIssue =  Left(ThisComponent.Drawpage.Forms.getByName("PlanMatrix").getByName("Issue").Text, InStr(ThisComponent.Drawpage.Forms.getByName("PlanMatrix").getByName("Issue").Text, " ") - 1)

 	    oSFile = createUnoService( "com.sun.star.ucb.SimpleFileAccess" )
        Set oDocBuilder = createUnoService("com.sun.star.xml.dom.DocumentBuilder")
        oXml = oDocBuilder.parseURI(ThisComponent.Drawpage.Forms.getByName("PlanMatrix").getByName("AuditFile").Text)
        oXml.normalize()

        If oXml.getChildNodes().getLength &gt; 0 Then
			vAnchor = oXml.getElementsByTagName("Preassessment")
			vAreas = vAnchor.item(0).getElementsByTagName("paArea")
        	oForm = ThisComponent.Drawpage.Forms.getByName("PlanMatrix")
        	
  			for  each oControl in oForm.ControlModels
				If Not (ocontrol.name = "syncbtn" Or  ocontrol.name = "Domain" Or ocontrol.name = "Plugin" Or ocontrol.name = "AuditFile" Or ocontrol.name = "Issue" Or ocontrol.name = "Area" Or ocontrol.name = "wl" Or ocontrol.name = "Audit Filename") Then
					'possible content controls references to find and deal with:
					'a) SS_EL -&gt; SS: section, EL: element
					'b) SS|SI_EL -&gt; SS: section, SI: instance of section, EL: element
					'c) SS|SI_EL|EI -&gt; SS: section, SI: instance of section, EL: element, EI: instance of element
					'd) SS|SI_EL|EI#PG  -&gt; SS: section, SI: instance of section, EL: element, EI: instance of element, PG: plug-in
					aArrayControlType=split(ocontrol.servicename, ".")
					'just precaution
					if aArrayControlType(ubound(aArrayControlType)) = "ComboBox" then
						ListArray = Split(oControl.name, "_")
		                If InStr(oControl.name, "|") = 0 Then
	                    'static
							'******* pseudo xpath navigation through recursion
							For j = 0 to vAreas.getLength -1
								if vAreas.item(j).getNodeName="paArea" then
									if vAreas.item(j).getAttribute("nr") = vPointerArea then			
										vIssues = vAreas.item(j).getChildNodes()
										for k = 0 to vIssues.getLength - 1
											if vIssues.item(k).getNodeName="paIssue" then
												if vIssues.item(k).getAttribute("nr") = vPointerIssue then
													vMatrixes = vIssues.item(k).getChildNodes()
													for l = 0 to vMatrixes.getLength - 1
														if vMatrixes.item(l).getNodeName="paMatrix" then
															vSections = vMatrixes.item(l).getChildNodes()							
															for m = 0 to vSections.getLength - 1
																if vSections.item(m).getNodeName="paSection" then
																	if vSections.item(m).getAttribute("nr") = ListArray(0) then
																		vElements =vSections.item(m).getChildNodes()
																		for n = 0 to vElements.getLength - 1
																			if vElements.item(n).getNodeName="paElement" then
																				if vElements.item(n).getAttribute("nr") =ListArray(1) then
																					vVal = vElements.item(n).getElementsByTagName("val")
																					vItemData = vVal.item(0).getChildNodes()
																					for o = 0 to vItemData.getLength - 1
																						if vItemData.item(o).getNodeName="tx" then
																							if vItemData.item(o).getAttribute("l") = vWLanguage then
														               							vItem = vItemData.item(o)
														               							exit for 'exit loop on domains controled by o
														               						end if
														               					end if
														               				next o
														               				exit for 'exit loop on domains controled by n
																				end if
																			end if
																		next n
																		exit for 'exit loop on domains controled by m
																	end if
																end if
															next m
															exit for 'exit loop on domains controled by l
														end if
													next l
													exit for 'exit loop on domains controled by k
												end if
											end if
										next k
										exit for 'exit loop on domains controled by j
									end if
								end if
							Next j
							'*******
		                    If (vItem Is Nothing) Then
								vItem = oXml.createElement("tx")
								vItem.setAttribute("l",vWLanguage)
								vItem.setAttribute("name",oControl.Text)   
								vVal.appendChild(vItem)
							else
								vItem.setAttribute("l",vWLanguage)
								vItem.setAttribute("name",oControl.Text)   
		                    End If
		                Else
						'dynamic
		                    'instance
		                    If InStr(ListArray(0), "|") = 0 Then
		                        vSection = ListArray(0)
		                    Else
		                        SubListArray = Split(ListArray(0), "|")
		                        vSection = SubListArray(0)
		                    End If
							'******* pseudo xpath navigation through recursion
							For j = 0 to vAreas.getLength -1
								if vAreas.item(j).getNodeName="paArea" then
									if vAreas.item(j).getAttribute("nr") = vPointerArea then			
										vIssues = vAreas.item(j).getChildNodes()
										for k = 0 to vIssues.getLength - 1
											if vIssues.item(k).getNodeName="paIssue" then
												if vIssues.item(k).getAttribute("nr") = vPointerIssue then
													vMatrixes = vIssues.item(k).getChildNodes()
													for l = 0 to vMatrixes.getLength - 1
														if vMatrixes.item(l).getNodeName="paMatrix" then
															vSections = vMatrixes.item(l).getChildNodes()							
															for m = 0 to vSections.getLength - 1
																if vSections.item(m).getNodeName="paSection" then
																	if vSections.item(m).getAttribute("nr") = vSection then
																		vElements =vSections.item(m).getChildNodes()
																		for n = 0 to vElements.getLength - 1
																			if vElements.item(n).getNodeName="Instances" then
										               							vItem = vElements.item(n)
										               							exit for 'exit loop on domains controled by n
																			end if
																		next n
																		exit for 'exit loop on domains controled by m
																	end if
																end if
															next m
															exit for 'exit loop on domains controled by l
														end if
													next l
													exit for 'exit loop on domains controled by k
												end if
											end if
										next k
										exit for 'exit loop on domains controled by j
									end if
								end if
							Next j
							'*******
		                    'create Instances container if does not exist
		                    If (vItem Is Nothing) Then
								vItem = oXml.createElement("Instances")
								vElements.appendChild(vItem)
		                    End If
		                    'take care of proper instances
		                    vInstances = vItem.getChildNodes()
							For o = 0 to vInstances.getLength -1
								if vInstances.item(o).getNodeName="IElement" then
									if vInstances.item(o).getAttribute("nr") = oControl.name then
										vIElement = vInstances.item(o)
										exit for
									end if
								end if
							next o
		                    If (vIElement Is Nothing) Then
								vIElement = oXml.createElement("IElement")
								vIElement.setAttribute("nr",oControl.name)
								vIElement.setAttribute("l",vWLanguage)
								vIElement.setAttribute("name",oControl.Text)   
								vItem.appendChild(vIElement)
							else
								vIElement.setAttribute("nr",oControl.name)
								vIElement.setAttribute("l",vWLanguage)
								vIElement.setAttribute("name",oControl.Text)   
		                    End If
						End If
					end if	
				end if
       		next      		
			'How to save file XML
			'delete
			oSFile.kill(ConvertToURL(ThisComponent.Drawpage.Forms.getByName("PlanMatrix").getByName("AuditFile").Text))
			'and recreate
			oXMLAuditDoc = oSFile.openFileWrite(ConvertToURL(ThisComponent.Drawpage.Forms.getByName("PlanMatrix").getByName("AuditFile").Text))
			oXml.setOutputStream(oXMLAuditDoc)
			oXml.start()
			oXMLAuditDoc.closeOutput()
		end if			
    End If

    Exit Sub
ErrHandler:
	MsgBox("Pre-Assessment Support Matrix: " &amp; Error$, 0, "Method SaveMatrixControls")
    Resume Next

End Sub

Function Replace(Source As String, Search As String, NewPart As String)
  'emulate ms vba generic replace function
  Dim Result As String  
  Result = join(split(Source, Search), NewPart)
  Replace = Result
End Function

Sub SaveMatrixFrames()
    Dim oXml As Object, vAnchor As Object, vPlugInsCollection As Object, oDocBuilder as object, oSFile As Object
    Dim vItem As Object, vWLanguage as string, vMatrixes as object, oXMLAuditDoc As Object
    Dim vPointerArea As String, vPointerIssue As String, ListArray() As String, SubListArray() As String
  	Dim vIssues As Object, vElements As Object, vAreas As Object, vSections As Object, vVal As Object, vIElement as Object
    Dim i as integer, j as integer, k as integer, l as integer, m as integer, n as integer, o as integer, vItemData as Object
    Dim oForm as object, oControl as object, ControlType as string, aArrayControlType() as string, vInstances as Object
	Dim vSection As String, vSectionInstance As String, vElement As String, vElementInstance As String, vPlugIn As String
    
    On Error GoTo ErrHandler

    If ThisComponent.Drawpage.Forms.getByName("PlanMatrix").getByName("wl").Text &lt;&gt; "" Then
        vWLanguage = ThisComponent.Drawpage.Forms.getByName("PlanMatrix").getByName("wl").Text
    Else
        vWLanguage = vDefWLanguage
    End If


    If 	ThisComponent.Drawpage.Forms.getByName("PlanMatrix").getByName("AuditFile").Text &lt;&gt; "" Then
		vPointerArea = Left(ThisComponent.Drawpage.Forms.getByName("PlanMatrix").getByName("Area").Text, InStr(ThisComponent.Drawpage.Forms.getByName("PlanMatrix").getByName("Area").Text, " ") - 1)
		vPointerIssue =  Left(ThisComponent.Drawpage.Forms.getByName("PlanMatrix").getByName("Issue").Text, InStr(ThisComponent.Drawpage.Forms.getByName("PlanMatrix").getByName("Issue").Text, " ") - 1)

 	    oSFile = createUnoService( "com.sun.star.ucb.SimpleFileAccess" )
        Set oDocBuilder = createUnoService("com.sun.star.xml.dom.DocumentBuilder")
        oXml = oDocBuilder.parseURI(ThisComponent.Drawpage.Forms.getByName("PlanMatrix").getByName("AuditFile").Text)
        oXml.normalize()

        If oXml.getChildNodes().getLength &gt; 0 Then
			vAnchor = oXml.getElementsByTagName("Preassessment")
			vAreas = vAnchor.item(0).getElementsByTagName("paArea")
        	oForm = ThisComponent.getTextFrames()
        	
  			for i=0  to oForm.Count-1
  				oControl = oForm.getByIndex(i)
				If Not (ocontrol.name = "syncbtn" Or  ocontrol.name = "Domain" Or ocontrol.name = "Plugin" Or ocontrol.name = "AuditFile" Or ocontrol.name = "Issue" Or ocontrol.name = "Area" Or ocontrol.name = "wl" Or ocontrol.name = "Audit Filename") Then
					'possible content controls references to find and deal with:
					'a) SS_EL -&gt; SS: section, EL: element
					'b) SS|SI_EL -&gt; SS: section, SI: instance of section, EL: element
					'c) SS|SI_EL|EI -&gt; SS: section, SI: instance of section, EL: element, EI: instance of element
					'd) SS|SI_EL|EI#PG  -&gt; SS: section, SI: instance of section, EL: element, EI: instance of element, PG: plug-in
					'aArrayControlType=split(ocontrol.servicename, ".")
					'just precaution
					'if aArrayControlType(ubound(aArrayControlType)) = "ComboBox" then
						ListArray = Split(oControl.name, "_")
		                If InStr(oControl.name, "|") = 0 Then
	                    'static
							'******* pseudo xpath navigation through recursion
							For j = 0 to vAreas.getLength -1
								if vAreas.item(j).getNodeName="paArea" then
									if vAreas.item(j).getAttribute("nr") = vPointerArea then			
										vIssues = vAreas.item(j).getChildNodes()
										for k = 0 to vIssues.getLength - 1
											if vIssues.item(k).getNodeName="paIssue" then
												if vIssues.item(k).getAttribute("nr") = vPointerIssue then
													vMatrixes = vIssues.item(k).getChildNodes()
													for l = 0 to vMatrixes.getLength - 1
														if vMatrixes.item(l).getNodeName="paMatrix" then
															vSections = vMatrixes.item(l).getChildNodes()							
															for m = 0 to vSections.getLength - 1
																if vSections.item(m).getNodeName="paSection" then
																	if vSections.item(m).getAttribute("nr") = ListArray(0) then
																		vElements =vSections.item(m).getChildNodes()
																		for n = 0 to vElements.getLength - 1
																			if vElements.item(n).getNodeName="paElement" then
																				if vElements.item(n).getAttribute("nr") =ListArray(1) then
																					vVal = vElements.item(n).getElementsByTagName("val")
																					vItemData = vVal.item(0).getChildNodes()
																					for o = 0 to vItemData.getLength - 1
																						if vItemData.item(o).getNodeName="tx" then
																							if vItemData.item(o).getAttribute("l") = vWLanguage then
														               							vItem = vItemData.item(o)
														               							exit for 'exit loop on domains controled by o
														               						end if
														               					end if
														               				next o
														               				exit for 'exit loop on domains controled by n
																				end if
																			end if
																		next n
																		exit for 'exit loop on domains controled by m
																	end if
																end if
															next m
															exit for 'exit loop on domains controled by l
														end if
													next l
													exit for 'exit loop on domains controled by k
												end if
											end if
										next k
										exit for 'exit loop on domains controled by j
									end if
								end if
							Next j
							'*******
		                    If (vItem Is Nothing) Then
								vItem = oXml.createElement("tx")
								vItem.setAttribute("l",vWLanguage)
								vItem.setAttribute("name",oControl.String)   
								vVal.appendChild(vItem)
							else
								vItem.setAttribute("l",vWLanguage)
								vItem.setAttribute("name",oControl.String)   
		                    End If
		                Else
						'dynamic
		                    'instance
		                    If InStr(ListArray(0), "|") = 0 Then
		                        vSection = ListArray(0)
		                    Else
		                        SubListArray = Split(ListArray(0), "|")
		                        vSection = SubListArray(0)
		                    End If
							'******* pseudo xpath navigation through recursion
							For j = 0 to vAreas.getLength -1
								if vAreas.item(j).getNodeName="paArea" then
									if vAreas.item(j).getAttribute("nr") = vPointerArea then			
										vIssues = vAreas.item(j).getChildNodes()
										for k = 0 to vIssues.getLength - 1
											if vIssues.item(k).getNodeName="paIssue" then
												if vIssues.item(k).getAttribute("nr") = vPointerIssue then
													vMatrixes = vIssues.item(k).getChildNodes()
													for l = 0 to vMatrixes.getLength - 1
														if vMatrixes.item(l).getNodeName="paMatrix" then
															vSections = vMatrixes.item(l).getChildNodes()							
															for m = 0 to vSections.getLength - 1
																if vSections.item(m).getNodeName="paSection" then
																	if vSections.item(m).getAttribute("nr") = vSection then
																		vElements =vSections.item(m).getChildNodes()
																		for n = 0 to vElements.getLength - 1
																			if vElements.item(n).getNodeName="Instances" then
										               							vItem = vElements.item(n)
										               							exit for 'exit loop on domains controled by n
																			end if
																		next n
																		exit for 'exit loop on domains controled by m
																	end if
																end if
															next m
															exit for 'exit loop on domains controled by l
														end if
													next l
													exit for 'exit loop on domains controled by k
												end if
											end if
										next k
										exit for 'exit loop on domains controled by j
									end if
								end if
							Next j
							'*******
		                    'create Instances container if does not exist
		                    If (vItem Is Nothing) Then
								vItem = oXml.createElement("Instances")
								vElements.appendChild(vItem)
		                    End If
		                    'take care of proper instances
		                    vInstances = vItem.getChildNodes()
							For o = 0 to vInstances.getLength -1
								if vInstances.item(o).getNodeName="IElement" then
									if vInstances.item(o).getAttribute("nr") = oControl.name then
										vIElement = vInstances.item(o)
										exit for
									end if
								end if
							next o
		                    If (vIElement Is Nothing) Then
								vIElement = oXml.createElement("IElement")
								vIElement.setAttribute("nr",oControl.name)
								vIElement.setAttribute("l",vWLanguage)
								vIElement.setAttribute("name",oControl.String)   
								vItem.appendChild(vIElement)
							else
								vIElement.setAttribute("nr",oControl.name)
								vIElement.setAttribute("l",vWLanguage)
								vIElement.setAttribute("name",oControl.String)   
		                    End If
						End If
					'end if	
				end if
       		next i  		
			'How to save file XML
			'delete
			oSFile.kill(ConvertToURL(ThisComponent.Drawpage.Forms.getByName("PlanMatrix").getByName("AuditFile").Text))
			'and recreate
			oXMLAuditDoc = oSFile.openFileWrite(ConvertToURL(ThisComponent.Drawpage.Forms.getByName("PlanMatrix").getByName("AuditFile").Text))
			oXml.setOutputStream(oXMLAuditDoc)
			oXml.start()
			oXMLAuditDoc.closeOutput()
		end if			
    End If

    Exit Sub
ErrHandler:
	MsgBox("Pre-Assessment Support Matrix: " &amp; Error$, 0, "Method SaveMatrixControls")
    Resume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